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normal" fo:font-family="Verdana" style:font-family-asian="Verdana" style:font-family-complex="Verdana" fo:background-color="transparent" fo:color="#000000"/>
    </style:style>
    <style:style style:name="T3"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Verdana" style:font-family-asian="Verdana" style:font-family-complex="Verdana"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bold" fo:font-family="Verdana" style:font-family-asian="Verdana" style:font-family-complex="Verdana" fo:background-color="transparent" style:use-window-font-color="true"/>
    </style:style>
    <style:style style:name="T11" style:family="text">
      <style:text-properties fo:font-size="12.00pt" fo:font-weight="normal" fo:font-family="Verdana" style:font-family-asian="Verdana" style:font-family-complex="Verdana" fo:background-color="transparent" style:use-window-font-color="true"/>
    </style:style>
    <style:style style:name="T12" style:family="text">
      <style:text-properties fo:font-size="12.00pt" style:text-position="super" fo:font-weight="normal" fo:font-family="Verdana" style:font-family-asian="Verdana" style:font-family-complex="Verdana" fo:background-color="transparent" style:use-window-font-color="true"/>
    </style:style>
    <style:style style:name="T13" style:family="text">
      <style:text-properties fo:font-size="12.00pt" fo:font-weight="normal" fo:font-family="Verdana" style:font-family-asian="Verdana" style:font-family-complex="Verdan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1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19" style:family="text">
      <style:text-properties fo:font-size="10.00pt" fo:font-weight="bold" fo:font-family="Calibri" style:font-family-asian="Calibri" style:font-family-complex="Calibri" fo:background-color="transparent" style:use-window-font-color="true" fo:text-transform="uppercase"/>
    </style:style>
    <style:style style:name="T2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5" style:family="text">
      <style:text-properties fo:font-size="10.00pt" fo:font-weight="bold" fo:font-family="Calibri" style:font-family-asian="Calibri" style:font-family-complex="Calibri" fo:background-color="transparent" style:use-window-font-color="true" fo:text-transform="uppercase"/>
    </style:style>
    <style:style style:name="T2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1" style:family="text">
      <style:text-properties fo:font-size="10.00pt" fo:font-weight="bold" fo:font-family="Calibri" style:font-family-asian="Calibri" style:font-family-complex="Calibri" fo:background-color="transparent" style:use-window-font-color="true" fo:text-transform="uppercase"/>
    </style:style>
    <style:style style:name="T3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7" style:family="text">
      <style:text-properties fo:font-size="10.00pt" fo:font-weight="bold" fo:font-family="Calibri" style:font-family-asian="Calibri" style:font-family-complex="Calibri" fo:background-color="transparent" style:use-window-font-color="true" fo:text-transform="uppercase"/>
    </style:style>
    <style:style style:name="T3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3" style:family="text">
      <style:text-properties fo:font-size="10.00pt" fo:font-weight="bold" fo:font-family="Calibri" style:font-family-asian="Calibri" style:font-family-complex="Calibri" fo:background-color="transparent" style:use-window-font-color="true" fo:text-transform="uppercase"/>
    </style:style>
    <style:style style:name="T4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9" style:family="text">
      <style:text-properties fo:font-size="10.00pt" fo:font-weight="bold" fo:font-family="Calibri" style:font-family-asian="Calibri" style:font-family-complex="Calibri" fo:background-color="transparent" style:use-window-font-color="true" fo:text-transform="uppercase"/>
    </style:style>
    <style:style style:name="T5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5" style:family="text">
      <style:text-properties fo:font-size="10.00pt" fo:font-weight="bold" fo:font-family="Calibri" style:font-family-asian="Calibri" style:font-family-complex="Calibri" fo:background-color="transparent" style:use-window-font-color="true" fo:text-transform="uppercase"/>
    </style:style>
    <style:style style:name="T5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4" style:family="text">
      <style:text-properties fo:font-size="10.00pt" fo:font-weight="bold" fo:font-family="Calibri" style:font-family-asian="Calibri" style:font-family-complex="Calibri" fo:background-color="transparent" style:use-window-font-color="true" fo:text-transform="uppercase"/>
    </style:style>
    <style:style style:name="T6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0" style:family="text">
      <style:text-properties fo:font-size="10.00pt" fo:font-weight="bold" fo:font-family="Calibri" style:font-family-asian="Calibri" style:font-family-complex="Calibri" fo:background-color="transparent" style:use-window-font-color="true" fo:text-transform="uppercase"/>
    </style:style>
    <style:style style:name="T7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6" style:family="text">
      <style:text-properties fo:font-size="10.00pt" fo:font-weight="bold" fo:font-family="Calibri" style:font-family-asian="Calibri" style:font-family-complex="Calibri" fo:background-color="transparent" style:use-window-font-color="true" fo:text-transform="uppercase"/>
    </style:style>
    <style:style style:name="T7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5" style:family="text">
      <style:text-properties fo:font-size="10.00pt" fo:font-weight="bold" fo:font-family="Calibri" style:font-family-asian="Calibri" style:font-family-complex="Calibri" fo:background-color="transparent" style:use-window-font-color="true" fo:text-transform="uppercase"/>
    </style:style>
    <style:style style:name="T8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9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91" style:family="text">
      <style:text-properties fo:font-size="10.00pt" fo:font-weight="bold" fo:font-family="Calibri" style:font-family-asian="Calibri" style:font-family-complex="Calibri" fo:background-color="transparent" style:use-window-font-color="true" fo:text-transform="uppercase"/>
    </style:style>
    <style:style style:name="T9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9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4.00pt" fo:font-weight="bold" fo:font-family="Calibri" style:font-family-asian="Calibri" style:font-family-complex="Calibri" fo:background-color="transparent" style:use-window-font-color="true"/>
    </style:style>
    <style:style style:name="T9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bold"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bold"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bold"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bold" fo:font-family="Verdana" style:font-family-asian="Verdana" style:font-family-complex="Verdana" fo:background-color="transparent" style:use-window-font-color="true" fo:font-style="italic"/>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bold" fo:font-family="Verdana" style:font-family-asian="Verdana" style:font-family-complex="Verdana" fo:background-color="transparent" style:use-window-font-color="true" fo:font-style="itali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bold" fo:font-family="Verdana" style:font-family-asian="Verdana" style:font-family-complex="Verdana" fo:background-color="transparent" style:use-window-font-color="true" fo:font-style="italic"/>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Verdana" style:font-family-asian="Verdana" style:font-family-complex="Verdana"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Verdana" style:font-family-asian="Verdana" style:font-family-complex="Verdana"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Verdana" style:font-family-asian="Verdana" style:font-family-complex="Verdana"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Verdana" style:font-family-asian="Verdana" style:font-family-complex="Verdana"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Verdana" style:font-family-asian="Verdana" style:font-family-complex="Verdana"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Verdana" style:font-family-asian="Verdana" style:font-family-complex="Verdana"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fo:font-family="Verdana" style:font-family-asian="Verdana" style:font-family-complex="Verdana"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Verdana" style:font-family-asian="Verdana" style:font-family-complex="Verdana"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Verdana" style:font-family-asian="Verdana" style:font-family-complex="Verdana"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fo:font-family="Verdana" style:font-family-asian="Verdana" style:font-family-complex="Verdana"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fo:font-family="Verdana" style:font-family-asian="Verdana" style:font-family-complex="Verdana"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normal" fo:font-family="Verdana" style:font-family-asian="Verdana" style:font-family-complex="Verdana"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bold" fo:font-family="Arial" style:font-family-asian="Arial" style:font-family-complex="Arial" fo:background-color="transparent" style:use-window-font-color="true"/>
    </style:style>
    <style:style style:name="T15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bold"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bold" fo:font-family="Calibri" style:font-family-asian="Calibri" style:font-family-complex="Calibri"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2.00pt" fo:font-weight="bold"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bold"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0.00pt" fo:font-weight="bold"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0.00pt" fo:font-weight="bold"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bold"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0.00pt" fo:font-weight="bold"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bold"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0.00pt" fo:font-weight="bold"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0.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0.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0.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0.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0.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0.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0.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0.00pt" fo:font-weight="normal" fo:font-family="'Times New Roman'" style:font-family-asian="'Times New Roman'" style:font-family-complex="'Times New Roman'"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0.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00pt" fo:font-weight="normal"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0.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0.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0.00pt" fo:font-weight="normal"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0.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0.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0.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normal" fo:font-family="'Times New Roman'" style:font-family-asian="'Times New Roman'" style:font-family-complex="'Times New Roman'"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00pt" fo:font-weight="normal" fo:font-family="'Times New Roman'" style:font-family-asian="'Times New Roman'" style:font-family-complex="'Times New Roman'"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fo:font-family="'Times New Roman'" style:font-family-asian="'Times New Roman'" style:font-family-complex="'Times New Roman'"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0.00pt" fo:font-weight="normal" fo:font-family="'Times New Roman'" style:font-family-asian="'Times New Roman'" style:font-family-complex="'Times New Roman'"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0.00pt" fo:font-weight="normal" fo:font-family="'Times New Roman'" style:font-family-asian="'Times New Roman'" style:font-family-complex="'Times New Roman'"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Times New Roman'" style:font-family-asian="'Times New Roman'" style:font-family-complex="'Times New Roman'"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0.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0.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0.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0.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0.00pt" fo:font-weight="normal" fo:font-family="'Times New Roman'" style:font-family-asian="'Times New Roman'" style:font-family-complex="'Times New Roman'"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0.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0.00pt" fo:font-weight="normal"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0.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00pt" fo:font-weight="normal"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normal" fo:font-family="'Times New Roman'" style:font-family-asian="'Times New Roman'" style:font-family-complex="'Times New Roman'"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0.00pt" fo:font-weight="normal" fo:font-family="'Times New Roman'" style:font-family-asian="'Times New Roman'" style:font-family-complex="'Times New Roman'"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0.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0.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0.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0.00pt" fo:font-weight="normal"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0.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0.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0.00pt" fo:font-weight="normal" fo:font-family="'Times New Roman'" style:font-family-asian="'Times New Roman'" style:font-family-complex="'Times New Roman'"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0.00pt" fo:font-weight="normal"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0.00pt" fo:font-weight="normal" fo:font-family="'Times New Roman'" style:font-family-asian="'Times New Roman'" style:font-family-complex="'Times New Roman'"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0.00pt" fo:font-weight="normal" fo:font-family="'Times New Roman'" style:font-family-asian="'Times New Roman'" style:font-family-complex="'Times New Roman'"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0.00pt" fo:font-weight="normal" fo:font-family="'Times New Roman'" style:font-family-asian="'Times New Roman'" style:font-family-complex="'Times New Roman'"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0.00pt" fo:font-weight="normal" fo:font-family="'Times New Roman'" style:font-family-asian="'Times New Roman'" style:font-family-complex="'Times New Roman'"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normal" fo:font-family="'Times New Roman'" style:font-family-asian="'Times New Roman'" style:font-family-complex="'Times New Roman'"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0.00pt" fo:font-weight="normal" fo:font-family="'Times New Roman'" style:font-family-asian="'Times New Roman'" style:font-family-complex="'Times New Roman'"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0.00pt" fo:font-weight="normal" fo:font-family="'Times New Roman'" style:font-family-asian="'Times New Roman'" style:font-family-complex="'Times New Roman'"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0.00pt" fo:font-weight="normal" fo:font-family="'Times New Roman'" style:font-family-asian="'Times New Roman'" style:font-family-complex="'Times New Roman'"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0.00pt" fo:font-weight="normal" fo:font-family="'Times New Roman'" style:font-family-asian="'Times New Roman'" style:font-family-complex="'Times New Roman'"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00pt" fo:font-weight="normal" fo:font-family="'Times New Roman'" style:font-family-asian="'Times New Roman'" style:font-family-complex="'Times New Roman'"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0.00pt" fo:font-weight="normal" fo:font-family="'Times New Roman'" style:font-family-asian="'Times New Roman'" style:font-family-complex="'Times New Roman'"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0.00pt" fo:font-weight="normal" fo:font-family="'Times New Roman'" style:font-family-asian="'Times New Roman'" style:font-family-complex="'Times New Roman'"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0.00pt" fo:font-weight="normal" fo:font-family="'Times New Roman'" style:font-family-asian="'Times New Roman'" style:font-family-complex="'Times New Roman'"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0.00pt" fo:font-weight="normal" fo:font-family="'Times New Roman'" style:font-family-asian="'Times New Roman'" style:font-family-complex="'Times New Roman'"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0.00pt" fo:font-weight="normal" fo:font-family="'Times New Roman'" style:font-family-asian="'Times New Roman'" style:font-family-complex="'Times New Roman'"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0.00pt" fo:font-weight="normal" fo:font-family="'Times New Roman'" style:font-family-asian="'Times New Roman'" style:font-family-complex="'Times New Roman'"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00pt" fo:font-weight="normal" fo:font-family="'Times New Roman'" style:font-family-asian="'Times New Roman'" style:font-family-complex="'Times New Roman'"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Times New Roman'" style:font-family-asian="'Times New Roman'" style:font-family-complex="'Times New Roman'"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0.00pt" fo:font-weight="normal" fo:font-family="'Times New Roman'" style:font-family-asian="'Times New Roman'" style:font-family-complex="'Times New Roman'"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0.00pt" fo:font-weight="normal" fo:font-family="'Times New Roman'" style:font-family-asian="'Times New Roman'" style:font-family-complex="'Times New Roman'"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0.00pt" fo:font-weight="normal" fo:font-family="'Times New Roman'" style:font-family-asian="'Times New Roman'" style:font-family-complex="'Times New Roman'"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0.00pt" fo:font-weight="normal" fo:font-family="'Times New Roman'" style:font-family-asian="'Times New Roman'" style:font-family-complex="'Times New Roman'"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0.00pt" fo:font-weight="normal" fo:font-family="'Times New Roman'" style:font-family-asian="'Times New Roman'" style:font-family-complex="'Times New Roman'"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4.00pt" fo:font-weight="bold" fo:font-family="Arial" style:font-family-asian="Arial" style:font-family-complex="Arial" fo:background-color="transparent" style:use-window-font-color="true"/>
    </style:style>
    <style:style style:name="T34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4" style:family="text">
      <style:text-properties fo:font-size="12.00pt" fo:font-weight="normal" fo:font-family="'Times New Roman'" style:font-family-asian="'Times New Roman'" style:font-family-complex="'Times New Roman'" fo:background-color="transparent" style:use-window-font-color="true"/>
    </style:style>
    <style:style style:name="T34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6" style:family="text">
      <style:text-properties fo:font-size="12.00pt" fo:font-weight="normal" fo:font-family="'Times New Roman'" style:font-family-asian="'Times New Roman'" style:font-family-complex="'Times New Roman'" fo:background-color="transparent" style:use-window-font-color="true"/>
    </style:style>
    <style:style style:name="T34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transparent" style:use-window-font-color="true"/>
    </style:style>
    <style:style style:name="T34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transparent" style:use-window-font-color="true"/>
    </style:style>
    <style:style style:name="T35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2" style:family="text">
      <style:text-properties fo:font-size="12.00pt" fo:font-weight="normal" fo:font-family="'Times New Roman'" style:font-family-asian="'Times New Roman'" style:font-family-complex="'Times New Roman'"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4.00pt" fo:font-weight="bold" fo:font-family="Arial" style:font-family-asian="Arial" style:font-family-complex="Arial" fo:background-color="transparent" style:use-window-font-color="true"/>
    </style:style>
    <style:style style:name="T35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6" style:family="text">
      <style:text-properties fo:font-size="12.00pt" fo:font-weight="normal" fo:font-family="'Times New Roman'" style:font-family-asian="'Times New Roman'" style:font-family-complex="'Times New Roman'" fo:background-color="transparent" style:use-window-font-color="true"/>
    </style:style>
    <style:style style:name="T35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style:use-window-font-color="true"/>
    </style:style>
    <style:style style:name="T35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style:style>
    <style:style style:name="T36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transparent" style:use-window-font-color="true"/>
    </style:style>
    <style:style style:name="T36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4" style:family="text">
      <style:text-properties fo:font-size="12.00pt" fo:font-weight="normal" fo:font-family="'Times New Roman'" style:font-family-asian="'Times New Roman'" style:font-family-complex="'Times New Roman'" fo:background-color="transparent" style:use-window-font-color="true"/>
    </style:style>
    <style:style style:name="T365" style:family="text">
      <style:text-properties fo:font-size="14.00pt" fo:font-weight="bold" fo:font-family="Arial" style:font-family-asian="Arial" style:font-family-complex="Arial" fo:background-color="transparent" style:use-window-font-color="true"/>
    </style:style>
    <style:style style:name="T36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style:use-window-font-color="true"/>
    </style:style>
    <style:style style:name="T37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3" style:family="text">
      <style:text-properties fo:font-size="12.00pt" fo:font-weight="normal" fo:font-family="'Times New Roman'" style:font-family-asian="'Times New Roman'" style:font-family-complex="'Times New Roman'" fo:background-color="transparent" style:use-window-font-color="true"/>
    </style:style>
    <style:style style:name="T37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4.00pt" fo:font-weight="bold" fo:font-family="Arial" style:font-family-asian="Arial" style:font-family-complex="Arial" fo:background-color="transparent" style:use-window-font-color="true"/>
    </style:style>
    <style:style style:name="T37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style:use-window-font-color="true"/>
    </style:style>
    <style:style style:name="T38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style:use-window-font-color="true"/>
    </style:style>
    <style:style style:name="T38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4.00pt" fo:font-weight="bold" fo:font-family="Arial" style:font-family-asian="Arial" style:font-family-complex="Arial" fo:background-color="transparent" style:use-window-font-color="true"/>
    </style:style>
    <style:style style:name="T38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9" style:family="text">
      <style:text-properties fo:font-size="12.00pt" fo:font-weight="normal" fo:font-family="'Times New Roman'" style:font-family-asian="'Times New Roman'" style:font-family-complex="'Times New Roman'" fo:background-color="transparent" style:use-window-font-color="true"/>
    </style:style>
    <style:style style:name="T39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1" style:family="text">
      <style:text-properties fo:font-size="12.00pt" fo:font-weight="normal" fo:font-family="'Times New Roman'" style:font-family-asian="'Times New Roman'" style:font-family-complex="'Times New Roman'" fo:background-color="transparent" style:use-window-font-color="true"/>
    </style:style>
    <style:style style:name="T39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3" style:family="text">
      <style:text-properties fo:font-size="12.00pt" fo:font-weight="normal" fo:font-family="'Times New Roman'" style:font-family-asian="'Times New Roman'" style:font-family-complex="'Times New Roman'" fo:background-color="transparent" style:use-window-font-color="true"/>
    </style:style>
    <style:style style:name="T39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7" style:family="text">
      <style:text-properties fo:font-size="12.00pt" fo:font-weight="normal" fo:font-family="'Times New Roman'" style:font-family-asian="'Times New Roman'" style:font-family-complex="'Times New Roman'" fo:background-color="transparent" style:use-window-font-color="true"/>
    </style:style>
    <style:style style:name="T398" style:family="text">
      <style:text-properties fo:font-size="16.00pt" fo:font-weight="bold" fo:font-family="Arial" style:font-family-asian="Arial" style:font-family-complex="Arial" fo:background-color="transparent" style:use-window-font-color="true"/>
    </style:style>
    <style:style style:name="T399" style:family="text">
      <style:text-properties fo:font-size="12.00pt" fo:font-weight="normal" fo:font-family="'Times New Roman'" style:font-family-asian="'Times New Roman'" style:font-family-complex="'Times New Roman'" fo:background-color="transparent" style:use-window-font-color="true"/>
    </style:style>
    <style:style style:name="T400" style:family="text">
      <style:text-properties fo:font-size="16.00pt" fo:font-weight="bold" fo:font-family="Arial" style:font-family-asian="Arial" style:font-family-complex="Arial" fo:background-color="transparent" style:use-window-font-color="true"/>
    </style:style>
    <style:style style:name="T401" style:family="text">
      <style:text-properties fo:font-size="12.00pt" fo:font-weight="normal" fo:font-family="'Times New Roman'" style:font-family-asian="'Times New Roman'" style:font-family-complex="'Times New Roman'"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4.00pt" fo:font-weight="bold" fo:font-family="Arial" style:font-family-asian="Arial" style:font-family-complex="Arial" fo:background-color="transparent" style:use-window-font-color="true"/>
    </style:style>
    <style:style style:name="T404" style:family="text">
      <style:text-properties fo:font-size="12.00pt" fo:font-weight="normal" fo:font-family="'Times New Roman'" style:font-family-asian="'Times New Roman'" style:font-family-complex="'Times New Roman'"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Times New Roman'" style:font-family-asian="'Times New Roman'" style:font-family-complex="'Times New Roman'"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normal" fo:font-family="'Times New Roman'" style:font-family-asian="'Times New Roman'" style:font-family-complex="'Times New Roman'"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4.00pt" fo:font-weight="bold" fo:font-family="Arial" style:font-family-asian="Arial" style:font-family-complex="Arial"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bottom="6.00pt"/>
    </style:style>
    <style:style style:name="P2" style:family="paragraph">
      <style:paragraph-properties fo:line-height="100.00%" fo:text-align="right" fo:margin-bottom="6.00pt"/>
    </style:style>
    <style:style style:name="P3" style:family="paragraph">
      <style:paragraph-properties fo:line-height="100.00%" fo:text-align="left" fo:margin-bottom="6.00pt"/>
    </style:style>
    <style:style style:name="P4" style:family="paragraph">
      <style:paragraph-properties fo:line-height="100.00%" fo:text-align="right" fo:margin-bottom="6.00pt"/>
    </style:style>
    <style:style style:name="P5" style:family="paragraph">
      <style:paragraph-properties fo:line-height="150.00%" fo:text-align="right" fo:margin-bottom="6.00pt"/>
    </style:style>
    <style:style style:name="P6" style:family="paragraph">
      <style:paragraph-properties fo:line-height="100.00%" fo:text-align="left" fo:margin-bottom="6.00pt"/>
    </style:style>
    <style:style style:name="P7" style:family="paragraph">
      <style:paragraph-properties fo:line-height="115.00%" fo:text-align="left" fo:margin-top="6.00pt" fo:margin-bottom="6.00pt">
        <style:tab-stops>
          <style:tab-stop style:position="498.10pt" style:type="right" style:leader-style="dotted"/>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0.00pt" fo:text-indent="35.45pt"/>
    </style:style>
    <style:style style:name="P10" style:family="paragraph">
      <style:paragraph-properties fo:line-height="100.00%" fo:text-align="left" fo:margin-top="12.00pt" fo:margin-bottom="6.00pt"/>
    </style:style>
    <style:style style:name="P11" style:family="paragraph">
      <style:paragraph-properties fo:line-height="100.00%" fo:text-align="left" fo:margin-bottom="6.00pt"/>
    </style:style>
    <style:style style:name="P12" style:family="paragraph">
      <style:paragraph-properties fo:line-height="100.00%" fo:text-align="left" fo:margin-left="0.00pt" fo:text-indent="36.00pt" fo:margin-bottom="6.00pt"/>
    </style:style>
    <style:style style:name="P13" style:family="paragraph">
      <style:paragraph-properties fo:line-height="100.00%" fo:text-align="left" fo:margin-bottom="6.00pt"/>
    </style:style>
    <style:style style:name="P14" style:family="paragraph">
      <style:paragraph-properties fo:line-height="100.00%" fo:text-align="left" fo:margin-left="0.00pt" fo:text-indent="36.00pt" fo:margin-bottom="6.00pt"/>
    </style:style>
    <style:style style:name="P15" style:family="paragraph">
      <style:paragraph-properties fo:line-height="100.00%" fo:text-align="left" fo:margin-bottom="6.00pt"/>
    </style:style>
    <style:style style:name="P16" style:family="paragraph">
      <style:paragraph-properties fo:line-height="100.00%" fo:text-align="left" fo:margin-left="0.00pt" fo:text-indent="36.00pt" fo:margin-bottom="6.00pt"/>
    </style:style>
    <style:style style:name="P17" style:family="paragraph">
      <style:paragraph-properties fo:line-height="100.00%" fo:text-align="left" fo:margin-bottom="6.00pt"/>
    </style:style>
    <style:style style:name="P18" style:family="paragraph">
      <style:paragraph-properties fo:line-height="100.00%" fo:text-align="center" fo:margin-left="2.70pt" fo:text-indent="-2.70pt">
        <style:tab-stops>
          <style:tab-stop style:position="159.30pt"/>
          <style:tab-stop style:position="3338.35pt"/>
        </style:tab-stops>
      </style:paragraph-properties>
    </style:style>
    <style:style style:name="P19" style:family="paragraph">
      <style:paragraph-properties fo:line-height="100.00%" fo:text-align="center"/>
    </style:style>
    <style:style style:name="P20" style:family="paragraph">
      <style:paragraph-properties fo:line-height="100.00%" fo:text-align="center" fo:margin-left="2.70pt" fo:text-indent="-2.70pt">
        <style:tab-stops>
          <style:tab-stop style:position="159.30pt"/>
          <style:tab-stop style:position="3338.35pt"/>
        </style:tab-stops>
      </style:paragraph-properties>
    </style:style>
    <style:style style:name="P21"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2" style:family="paragraph">
      <style:paragraph-properties fo:line-height="100.00%" fo:text-align="center"/>
    </style:style>
    <style:style style:name="P23"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4" style:family="paragraph">
      <style:paragraph-properties fo:line-height="100.00%" fo:text-align="center"/>
    </style:style>
    <style:style style:name="P25"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6" style:family="paragraph">
      <style:paragraph-properties fo:line-height="100.00%" fo:text-align="center"/>
    </style:style>
    <style:style style:name="P27"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8" style:family="paragraph">
      <style:paragraph-properties fo:line-height="100.00%" fo:text-align="center"/>
    </style:style>
    <style:style style:name="P29"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0" style:family="paragraph">
      <style:paragraph-properties fo:line-height="100.00%" fo:text-align="center"/>
    </style:style>
    <style:style style:name="P31"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2" style:family="paragraph">
      <style:paragraph-properties fo:line-height="100.00%" fo:text-align="left" fo:margin-bottom="6.00pt"/>
    </style:style>
    <style:style style:name="P33" style:family="paragraph">
      <style:paragraph-properties fo:line-height="100.00%" fo:text-align="left" fo:margin-left="0.00pt" fo:text-indent="36.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left="0.00pt" fo:text-indent="36.00pt" fo:margin-bottom="6.00pt"/>
    </style:style>
    <style:style style:name="P36" style:family="paragraph">
      <style:paragraph-properties fo:line-height="100.00%" fo:text-align="left" fo:margin-bottom="6.00pt"/>
    </style:style>
    <style:style style:name="P37" style:family="paragraph">
      <style:paragraph-properties fo:line-height="100.00%" fo:text-align="left"/>
    </style:style>
    <style:style style:name="P38" style:family="paragraph">
      <style:paragraph-properties fo:line-height="100.00%" fo:text-align="left" fo:margin-bottom="6.00pt"/>
    </style:style>
    <style:style style:name="P39" style:family="paragraph">
      <style:paragraph-properties fo:line-height="100.00%" fo:text-align="left" fo:margin-left="0.00pt" fo:text-indent="36.00pt" fo:margin-bottom="6.00pt"/>
    </style:style>
    <style:style style:name="P40" style:family="paragraph">
      <style:paragraph-properties fo:line-height="100.00%" fo:text-align="left" fo:margin-bottom="6.00pt"/>
    </style:style>
    <style:style style:name="P41" style:family="paragraph">
      <style:paragraph-properties fo:line-height="100.00%" fo:text-align="left" fo:margin-left="0.00pt" fo:text-indent="36.00pt" fo:margin-bottom="6.00pt"/>
    </style:style>
    <style:style style:name="P42" style:family="paragraph">
      <style:paragraph-properties fo:line-height="100.00%" fo:text-align="left" fo:margin-bottom="6.00pt"/>
    </style:style>
    <style:style style:name="P43" style:family="paragraph">
      <style:paragraph-properties fo:line-height="100.00%" fo:text-align="left" fo:margin-left="0.00pt" fo:text-indent="36.00pt" fo:margin-bottom="6.00pt"/>
    </style:style>
    <style:style style:name="P44" style:family="paragraph">
      <style:paragraph-properties fo:line-height="100.00%" fo:text-align="left" fo:margin-bottom="6.00pt"/>
    </style:style>
    <style:style style:name="P45" style:family="paragraph">
      <style:paragraph-properties fo:line-height="100.00%" fo:text-align="left" fo:margin-left="0.00pt" fo:text-indent="35.45pt" fo:margin-bottom="6.00pt"/>
    </style:style>
    <style:style style:name="P46" style:family="paragraph">
      <style:paragraph-properties fo:line-height="100.00%" fo:text-align="center" fo:margin-left="2.70pt" fo:text-indent="-2.70pt">
        <style:tab-stops>
          <style:tab-stop style:position="281.25pt"/>
          <style:tab-stop style:position="3338.35pt"/>
        </style:tab-stops>
      </style:paragraph-properties>
    </style:style>
    <style:style style:name="P47" style:family="paragraph">
      <style:paragraph-properties fo:line-height="100.00%" fo:text-align="center"/>
    </style:style>
    <style:style style:name="P48" style:family="paragraph">
      <style:paragraph-properties fo:line-height="100.00%" fo:text-align="center" fo:margin-left="2.70pt" fo:text-indent="-2.70pt">
        <style:tab-stops>
          <style:tab-stop style:position="281.25pt"/>
          <style:tab-stop style:position="3338.35pt"/>
        </style:tab-stops>
      </style:paragraph-properties>
    </style:style>
    <style:style style:name="P49"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0" style:family="paragraph">
      <style:paragraph-properties fo:line-height="100.00%" fo:text-align="center"/>
    </style:style>
    <style:style style:name="P51"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2"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3" style:family="paragraph">
      <style:paragraph-properties fo:line-height="100.00%" fo:text-align="center"/>
    </style:style>
    <style:style style:name="P54"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5" style:family="paragraph">
      <style:paragraph-properties fo:line-height="100.00%" fo:text-align="center"/>
    </style:style>
    <style:style style:name="P56"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7" style:family="paragraph">
      <style:paragraph-properties fo:line-height="100.00%" fo:text-align="center"/>
    </style:style>
    <style:style style:name="P58"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9" style:family="paragraph">
      <style:paragraph-properties fo:line-height="100.00%" fo:text-align="center"/>
    </style:style>
    <style:style style:name="P60"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1" style:family="paragraph">
      <style:paragraph-properties fo:line-height="100.00%" fo:text-align="center"/>
    </style:style>
    <style:style style:name="P62"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3" style:family="paragraph">
      <style:paragraph-properties fo:line-height="100.00%" fo:text-align="center"/>
    </style:style>
    <style:style style:name="P64"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5" style:family="paragraph">
      <style:paragraph-properties fo:line-height="100.00%" fo:text-align="center"/>
    </style:style>
    <style:style style:name="P66"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7" style:family="paragraph">
      <style:paragraph-properties fo:line-height="100.00%" fo:text-align="center"/>
    </style:style>
    <style:style style:name="P68"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9" style:family="paragraph">
      <style:paragraph-properties fo:line-height="100.00%" fo:text-align="center"/>
    </style:style>
    <style:style style:name="P70"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1" style:family="paragraph">
      <style:paragraph-properties fo:line-height="100.00%" fo:text-align="center"/>
    </style:style>
    <style:style style:name="P72"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3" style:family="paragraph">
      <style:paragraph-properties fo:line-height="100.00%" fo:text-align="center"/>
    </style:style>
    <style:style style:name="P74"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5" style:family="paragraph">
      <style:paragraph-properties fo:line-height="100.00%" fo:text-align="center"/>
    </style:style>
    <style:style style:name="P76"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7" style:family="paragraph">
      <style:paragraph-properties fo:line-height="100.00%" fo:text-align="center"/>
    </style:style>
    <style:style style:name="P78"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9" style:family="paragraph">
      <style:paragraph-properties fo:line-height="100.00%" fo:text-align="center"/>
    </style:style>
    <style:style style:name="P80"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1" style:family="paragraph">
      <style:paragraph-properties fo:line-height="100.00%" fo:text-align="center"/>
    </style:style>
    <style:style style:name="P82"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3" style:family="paragraph">
      <style:paragraph-properties fo:line-height="100.00%" fo:text-align="center"/>
    </style:style>
    <style:style style:name="P84"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5" style:family="paragraph">
      <style:paragraph-properties fo:line-height="100.00%" fo:text-align="left" fo:margin-bottom="6.00pt"/>
    </style:style>
    <style:style style:name="P86" style:family="paragraph">
      <style:paragraph-properties fo:line-height="100.00%" fo:text-align="left"/>
    </style:style>
    <style:style style:name="P87" style:family="paragraph">
      <style:paragraph-properties fo:line-height="100.00%" fo:text-align="left" fo:margin-bottom="6.00pt"/>
    </style:style>
    <style:style style:name="P88" style:family="paragraph">
      <style:paragraph-properties fo:line-height="100.00%" fo:text-align="left"/>
    </style:style>
    <style:style style:name="P89" style:family="paragraph">
      <style:paragraph-properties fo:line-height="100.00%" fo:text-align="left" fo:margin-bottom="6.00pt"/>
    </style:style>
    <style:style style:name="P90" style:family="paragraph">
      <style:paragraph-properties fo:line-height="100.00%" fo:text-align="left"/>
    </style:style>
    <style:style style:name="P91" style:family="paragraph">
      <style:paragraph-properties fo:line-height="100.00%" fo:text-align="left" fo:margin-bottom="6.00pt"/>
    </style:style>
    <style:style style:name="P92" style:family="paragraph">
      <style:paragraph-properties fo:line-height="100.00%" fo:text-align="left"/>
    </style:style>
    <style:style style:name="P93" style:family="paragraph">
      <style:paragraph-properties fo:line-height="100.00%" fo:text-align="left" fo:margin-bottom="6.00pt"/>
    </style:style>
    <style:style style:name="P94" style:family="paragraph">
      <style:paragraph-properties fo:line-height="100.00%" fo:text-align="left"/>
    </style:style>
    <style:style style:name="P95" style:family="paragraph">
      <style:paragraph-properties fo:line-height="100.00%" fo:text-align="left" fo:margin-bottom="6.00pt"/>
    </style:style>
    <style:style style:name="P96" style:family="paragraph">
      <style:paragraph-properties fo:line-height="100.00%" fo:text-align="left" fo:margin-top="12.00pt" fo:margin-bottom="6.00pt"/>
    </style:style>
    <style:style style:name="P97" style:family="paragraph">
      <style:paragraph-properties fo:line-height="100.00%" fo:text-align="left" fo:margin-bottom="6.00pt"/>
    </style:style>
    <style:style style:name="P98" style:family="paragraph">
      <style:paragraph-properties fo:line-height="100.00%" fo:text-align="left" fo:margin-top="12.00pt" fo:margin-bottom="6.00pt"/>
    </style:style>
    <style:style style:name="P99" style:family="paragraph">
      <style:paragraph-properties fo:line-height="100.00%" fo:text-align="left" fo:margin-bottom="6.00pt"/>
    </style:style>
    <style:style style:name="P100" style:family="paragraph">
      <style:paragraph-properties fo:line-height="100.00%" fo:text-align="left"/>
    </style:style>
    <style:style style:name="P101" style:family="paragraph">
      <style:paragraph-properties fo:line-height="100.00%" fo:text-align="left" fo:margin-top="12.00pt" fo:margin-bottom="6.00pt"/>
    </style:style>
    <style:style style:name="P102" style:family="paragraph">
      <style:paragraph-properties fo:line-height="100.00%" fo:text-align="left"/>
    </style:style>
    <style:style style:name="P103" style:family="paragraph">
      <style:paragraph-properties fo:line-height="100.00%" fo:text-align="left" fo:margin-bottom="6.00pt"/>
    </style:style>
    <style:style style:name="P104" style:family="paragraph">
      <style:paragraph-properties fo:line-height="100.00%" fo:text-align="left"/>
    </style:style>
    <style:style style:name="P105" style:family="paragraph">
      <style:paragraph-properties fo:line-height="100.00%" fo:text-align="left" fo:margin-bottom="6.00pt"/>
    </style:style>
    <style:style style:name="P106" style:family="paragraph">
      <style:paragraph-properties fo:line-height="100.00%" fo:text-align="left"/>
    </style:style>
    <style:style style:name="P107" style:family="paragraph">
      <style:paragraph-properties fo:line-height="100.00%" fo:text-align="left" fo:margin-top="12.00pt" fo:margin-bottom="6.00pt"/>
    </style:style>
    <style:style style:name="P108" style:family="paragraph">
      <style:paragraph-properties fo:line-height="100.00%" fo:text-align="left" fo:margin-bottom="6.00pt"/>
    </style:style>
    <style:style style:name="TableColumn0100" style:family="table-column">
      <style:table-column-properties style:column-width="1.125000in"/>
    </style:style>
    <style:style style:name="TableColumn0101" style:family="table-column">
      <style:table-column-properties style:column-width="1.125000in"/>
    </style:style>
    <style:style style:name="TableColumn0102" style:family="table-column">
      <style:table-column-properties style:column-width="2.250000in"/>
    </style:style>
    <style:style style:name="Table01" style:family="table">
      <style:table-properties style:width="4.500000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85417in"/>
    </style:style>
    <style:style style:name="TableColumn0201" style:family="table-column">
      <style:table-column-properties style:column-width="0.986111in"/>
    </style:style>
    <style:style style:name="TableColumn0202" style:family="table-column">
      <style:table-column-properties style:column-width="0.986111in"/>
    </style:style>
    <style:style style:name="TableColumn0203" style:family="table-column">
      <style:table-column-properties style:column-width="0.986111in"/>
    </style:style>
    <style:style style:name="TableColumn0204" style:family="table-column">
      <style:table-column-properties style:column-width="0.986111in"/>
    </style:style>
    <style:style style:name="Table02" style:family="table">
      <style:table-properties style:width="4.929861in" fo:margin-left="0.000000in" style:writing-mode="lr" table:align="center"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1"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4"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min-row-height="0.149306in"/>
    </style:style>
    <style:style style:name="TableCell02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9" style:family="table-row">
      <style:table-row-properties/>
    </style:style>
    <style:style style:name="TableCell0209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0" style:family="table-row">
      <style:table-row-properties/>
    </style:style>
    <style:style style:name="TableCell0210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1" style:family="table-row">
      <style:table-row-properties/>
    </style:style>
    <style:style style:name="TableCell021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2" style:family="table-row">
      <style:table-row-properties/>
    </style:style>
    <style:style style:name="TableCell021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3" style:family="table-row">
      <style:table-row-properties/>
    </style:style>
    <style:style style:name="TableCell021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4" style:family="table-row">
      <style:table-row-properties/>
    </style:style>
    <style:style style:name="TableCell021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5" style:family="table-row">
      <style:table-row-properties/>
    </style:style>
    <style:style style:name="TableCell021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6" style:family="table-row">
      <style:table-row-properties/>
    </style:style>
    <style:style style:name="TableCell021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7" style:family="table-row">
      <style:table-row-properties/>
    </style:style>
    <style:style style:name="TableCell021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uran, Eudis</text:span></text:p>
      <text:p text:style-name="P2"><text:span text:style-name="T3">eudisd</text:span><text:a xlink:href="mailto:myemail@something.com"><text:span text:style-name="T5">@gmail.com</text:span></text:a><text:span text:style-name="T6"/></text:p>
      <text:p text:style-name="P3"><text:span text:style-name="T7"/></text:p>
      <text:p text:style-name="P4"><text:span text:style-name="T8">CSC 343</text:span></text:p>
      <text:p text:style-name="P4"><text:span text:style-name="T8">TA: Dave Chisholm</text:span></text:p>
      <text:p text:style-name="P4"><text:span text:style-name="T9"/></text:p>
      <text:p text:style-name="P4"><text:span text:style-name="T9"/></text:p>
      <text:p text:style-name="P4"><text:span text:style-name="T10">Lab 2 – Latches, Flip-Flops, Registers</text:span></text:p>
      <text:p text:style-name="P4"><text:span text:style-name="T11">September 8</text:span><text:span text:style-name="T12">nd</text:span><text:span text:style-name="T13">, 2011</text:span></text:p>
      <text:p text:style-name="P4"><text:span text:style-name="T14"/></text:p>
      <text:p text:style-name="P4"><text:span text:style-name="T14"/></text:p>
      <text:p text:style-name="P5"><text:span text:style-name="T14"/></text:p>
      <text:p text:style-name="P6"><text:span text:style-name="T14"/></text:p>
      <text:p text:style-name="P6"><text:span text:style-name="T15">TABLE OF CONTENTS</text:span></text:p>
      <text:p text:style-name="P7"><text:span text:style-name="T16"/></text:p>
      <text:p text:style-name="P7"><text:a xlink:href="#_Toc302063794"><text:span text:style-name="T18">Objective</text:span></text:a><text:span text:style-name="T19"><text:tab/></text:span><text:a xlink:href="#_Toc302063794"><text:span text:style-name="T21">3</text:span></text:a><text:span text:style-name="T22"/></text:p>
      <text:p text:style-name="P7"><text:a xlink:href="#_Toc302063795"><text:span text:style-name="T24">Circuit 1 – One Bit Comparator</text:span></text:a><text:span text:style-name="T25"><text:tab/></text:span><text:a xlink:href="#_Toc302063795"><text:span text:style-name="T27">3</text:span></text:a><text:span text:style-name="T28"/></text:p>
      <text:p text:style-name="P7"><text:a xlink:href="#_Toc302063796"><text:span text:style-name="T30">Circuit 2 – Two Bit Comparator</text:span></text:a><text:span text:style-name="T31"><text:tab/></text:span><text:a xlink:href="#_Toc302063796"><text:span text:style-name="T33">5</text:span></text:a><text:span text:style-name="T34"/></text:p>
      <text:p text:style-name="P7"><text:a xlink:href="#_Toc302063797"><text:span text:style-name="T36">Circuit 3 – Eight Bit Comparator</text:span></text:a><text:span text:style-name="T37"><text:tab/></text:span><text:a xlink:href="#_Toc302063797"><text:span text:style-name="T39">7</text:span></text:a><text:span text:style-name="T40"/></text:p>
      <text:p text:style-name="P7"><text:a xlink:href="#_Toc302063798"><text:span text:style-name="T42">Circuit 4 – Two Bit Adder</text:span></text:a><text:span text:style-name="T43"><text:tab/></text:span><text:a xlink:href="#_Toc302063798"><text:span text:style-name="T45">8</text:span></text:a><text:span text:style-name="T46"/></text:p>
      <text:p text:style-name="P7"><text:a xlink:href="#_Toc302063799"><text:span text:style-name="T48">Circuit 5 – Four Bit Adder</text:span></text:a><text:span text:style-name="T49"><text:tab/></text:span><text:a xlink:href="#_Toc302063799"><text:span text:style-name="T51">9</text:span></text:a><text:span text:style-name="T52"/></text:p>
      <text:p text:style-name="P7"><text:a xlink:href="#_Toc302063800"><text:span text:style-name="T54">Circuit 6 – Four To One Multiplexer</text:span></text:a><text:span text:style-name="T55"><text:tab/></text:span><text:a xlink:href="#_Toc302063800"><text:span text:style-name="T57">10</text:span></text:a><text:span text:style-name="T58"/></text:p>
      <text:p text:style-name="P7"><text:a xlink:href="#_Toc302063801"><text:span text:style-name="T60">Circuit 7 – Multiplexer and</text:span></text:a><text:span text:style-name="T61"><text:s/></text:span><text:a xlink:href="#_Toc302063801"><text:span text:style-name="T63">Adder</text:span></text:a><text:span text:style-name="T64"><text:tab/></text:span><text:a xlink:href="#_Toc302063801"><text:span text:style-name="T66">11</text:span></text:a><text:span text:style-name="T67"/></text:p>
      <text:p text:style-name="P7"><text:a xlink:href="#_Toc302063802"><text:span text:style-name="T69">Demo on the Board</text:span></text:a><text:span text:style-name="T70"><text:tab/></text:span><text:a xlink:href="#_Toc302063802"><text:span text:style-name="T72">13</text:span></text:a><text:span text:style-name="T73"/></text:p>
      <text:p text:style-name="P7"><text:a xlink:href="#_Toc302063803"><text:span text:style-name="T75">Conclusion</text:span></text:a><text:span text:style-name="T76"><text:tab/></text:span><text:a xlink:href="#_Toc302063803"><text:span text:style-name="T78">13</text:span></text:a><text:span text:style-name="T79"/></text:p>
      <text:p text:style-name="P7"><text:a xlink:href="#_Toc302063804"><text:span text:style-name="T81">Appendix 1 –</text:span></text:a><text:span text:style-name="T82"><text:s/></text:span><text:a xlink:href="#_Toc302063804"><text:span text:style-name="T84">test_eight_bit_comparator.vhd</text:span></text:a><text:span text:style-name="T85"><text:tab/></text:span><text:a xlink:href="#_Toc302063804"><text:span text:style-name="T87">14</text:span></text:a><text:span text:style-name="T88"/></text:p>
      <text:p text:style-name="P7"><text:a xlink:href="#_Toc302063805"><text:span text:style-name="T90">Appendix 2 – four_bit_adder.vhd</text:span></text:a><text:span text:style-name="T91"><text:tab/></text:span><text:a xlink:href="#_Toc302063805"><text:span text:style-name="T93">15</text:span></text:a><text:span text:style-name="T94"/></text:p>
      <text:p text:style-name="P8"><text:span text:style-name="T95">Objective</text:span></text:p>
      <text:p text:style-name="P9"><text:span text:style-name="T96">The goal of this lab is to familiarize myself with the VHDL language and the ModelSIM development environment. I will implement comparator circuits, adders, multiplexers and a more complex circuit that combines these elements. Finally, all functionality will be tested via test bench files and manual testing in ModelSIM, and I will interpret the signal graphs and text output produced by these simulations to verify my results.</text:span></text:p>
      <text:p text:style-name="P10"><text:span text:style-name="T97">Circuit 1 – One Bit Comparator</text:span></text:p>
      <text:p text:style-name="P11"><text:span text:style-name="T98">Specification:</text:span></text:p>
      <text:p text:style-name="P12"><text:span text:style-name="T99">Inputs</text:span></text:p>
      <text:p text:style-name="P13"><text:span text:style-name="T100">InputA:</text:span><text:span text:style-name="T101"><text:s/>a single bit that is compared by the circuit<text:line-break/></text:span><text:span text:style-name="T102">InputB</text:span><text:span text:style-name="T103">: a single bit that is compared by the circuit</text:span></text:p>
      <text:p text:style-name="P14"><text:span text:style-name="T103">Outputs: <text:line-break/></text:span><text:span text:style-name="T104">AEqualsB</text:span><text:span text:style-name="T105">: a single bit indicating whether or not the inputs are equal</text:span></text:p>
      <text:p text:style-name="P15"><text:span text:style-name="T106">Functionality:</text:span></text:p>
      <text:p text:style-name="P16"><text:span text:style-name="T107">This circuit compares the values supplied in the two inputs (InputA and InputB) and outputs a true value (indicated by ‘1’ in AEqualsB if these inputs are exactly equal, or a false value otherwise.</text:span></text:p>
      <text:p text:style-name="P17"><text:span text:style-name="T108">Design:</text:span></text:p>
      <text:p text:style-name="P17"><text:span text:style-name="T109"><text:tab/>A truth table and design diagram were provided in the handout and are included below for reference. The functionality was implemented in the file “one_bit_comparator.vhd”</text:span></text:p>
      <table:table table:style-name="Table01">
        <table:table-column table:style-name="TableColumn0100"/>
        <table:table-column table:style-name="TableColumn0101"/>
        <table:table-column table:style-name="TableColumn0102"/>
        <table:table-row table:style-name="TableRow0100">
          <table:table-cell table:style-name="TableCell010000" table:number-columns-spanned="2">
            <text:p text:style-name="P19"><text:span text:style-name="T111">Inputs</text:span><text:span text:style-name="T112"/></text:p>
          </table:table-cell>
          <table:covered-table-cell/>
          <table:table-cell table:style-name="TableCell010002">
            <text:p text:style-name="P19"><text:span text:style-name="T113">Outputs</text:span><text:span text:style-name="T114"/></text:p>
          </table:table-cell>
        </table:table-row>
        <table:table-row table:style-name="TableRow0101">
          <table:table-cell table:style-name="TableCell010100">
            <text:p text:style-name="P22"><text:span text:style-name="T115">InputA</text:span><text:span text:style-name="T116"/></text:p>
          </table:table-cell>
          <table:table-cell table:style-name="TableCell010101">
            <text:p text:style-name="P22"><text:span text:style-name="T117">InputB</text:span><text:span text:style-name="T118"/></text:p>
          </table:table-cell>
          <table:table-cell table:style-name="TableCell010102">
            <text:p text:style-name="P22"><text:span text:style-name="T119">AEqualsB</text:span><text:span text:style-name="T120"/></text:p>
          </table:table-cell>
        </table:table-row>
        <table:table-row table:style-name="TableRow0102">
          <table:table-cell table:style-name="TableCell010200">
            <text:p text:style-name="P24"><text:span text:style-name="T121">0</text:span><text:span text:style-name="T122"/></text:p>
          </table:table-cell>
          <table:table-cell table:style-name="TableCell010201">
            <text:p text:style-name="P24"><text:span text:style-name="T123">0</text:span><text:span text:style-name="T124"/></text:p>
          </table:table-cell>
          <table:table-cell table:style-name="TableCell010202">
            <text:p text:style-name="P24"><text:span text:style-name="T125">1</text:span><text:span text:style-name="T126"/></text:p>
          </table:table-cell>
        </table:table-row>
        <table:table-row table:style-name="TableRow0103">
          <table:table-cell table:style-name="TableCell010300">
            <text:p text:style-name="P26"><text:span text:style-name="T127">0</text:span><text:span text:style-name="T128"/></text:p>
          </table:table-cell>
          <table:table-cell table:style-name="TableCell010301">
            <text:p text:style-name="P26"><text:span text:style-name="T129">1</text:span><text:span text:style-name="T130"/></text:p>
          </table:table-cell>
          <table:table-cell table:style-name="TableCell010302">
            <text:p text:style-name="P26"><text:span text:style-name="T131">0</text:span><text:span text:style-name="T132"/></text:p>
          </table:table-cell>
        </table:table-row>
        <table:table-row table:style-name="TableRow0104">
          <table:table-cell table:style-name="TableCell010400">
            <text:p text:style-name="P28"><text:span text:style-name="T133">1</text:span><text:span text:style-name="T134"/></text:p>
          </table:table-cell>
          <table:table-cell table:style-name="TableCell010401">
            <text:p text:style-name="P28"><text:span text:style-name="T135">0</text:span><text:span text:style-name="T136"/></text:p>
          </table:table-cell>
          <table:table-cell table:style-name="TableCell010402">
            <text:p text:style-name="P28"><text:span text:style-name="T137">0</text:span><text:span text:style-name="T138"/></text:p>
          </table:table-cell>
        </table:table-row>
        <table:table-row table:style-name="TableRow0105">
          <table:table-cell table:style-name="TableCell010500">
            <text:p text:style-name="P30"><text:span text:style-name="T139">1</text:span><text:span text:style-name="T140"/></text:p>
          </table:table-cell>
          <table:table-cell table:style-name="TableCell010501">
            <text:p text:style-name="P30"><text:span text:style-name="T141">1</text:span><text:span text:style-name="T142"/></text:p>
          </table:table-cell>
          <table:table-cell table:style-name="TableCell010502">
            <text:p text:style-name="P30"><text:span text:style-name="T143">1</text:span><text:span text:style-name="T144"/></text:p>
          </table:table-cell>
        </table:table-row>
      </table:table>
      <text:p text:style-name="P32"><draw:frame text:anchor-type="as-char" svg:width="148.43mm" svg:height="60.59mm" style:rel-width="scale" style:rel-height="scale"><draw:object-ole xlink:href="OleObj1"/><draw:image xlink:href="ObjectReplacements/OleObj1"/></draw:frame><text:span text:style-name="T144"/></text:p>
      <text:p text:style-name="P32"><text:span text:style-name="T144"/></text:p>
      <text:p text:style-name="P32"><text:span text:style-name="T144"/></text:p>
      <text:p text:style-name="P32"><text:span text:style-name="T145">Test:</text:span></text:p>
      <text:p text:style-name="P33"><text:span text:style-name="T146">This circuit was tested with the testing script “test_one_bit_comparator.vhd”. This script supplied all four possible inputs to the circuit and verified that the resulting output correctly indicated whether the inputs were equal. If any of the outputs are incorrect, the script halts and reports a failure message.</text:span></text:p>
      <text:p text:style-name="P34"><text:span text:style-name="T147">Simulation:</text:span></text:p>
      <text:p text:style-name="P35"><text:span text:style-name="T148">The timing diagram below shows the results of the test file. As expected, the console output displayed “Failure: NONE. TEST SUCCESSFUL! End of simulation.” Which indicated that all tests were successful.</text:span></text:p>
      <text:p text:style-name="P36"><draw:frame text:anchor-type="as-char" svg:width="175.95mm" svg:height="17.99mm" style:rel-width="scale" style:rel-height="scale"><draw:object-ole xlink:href="OleObj2"/><draw:image xlink:href="ObjectReplacements/OleObj2"/></draw:frame><text:span text:style-name="T149"/></text:p>
      <text:p text:style-name="P36"><text:span text:style-name="T149"/></text:p>
      <text:p text:style-name="P36"><text:span text:style-name="T149"/></text:p>
      <text:p text:style-name="P37"><text:span text:style-name="T150">Circuit 2 – Two Bit Comparator</text:span></text:p>
      <text:p text:style-name="P38"><text:span text:style-name="T151">Specification:</text:span></text:p>
      <text:p text:style-name="P39"><text:span text:style-name="T152">Inputs</text:span></text:p>
      <text:p text:style-name="P40"><text:span text:style-name="T153">InputA:</text:span><text:span text:style-name="T154"><text:s/>a two bit vector that is compared by the circuit<text:line-break/></text:span><text:span text:style-name="T155">InputB</text:span><text:span text:style-name="T156">: a two bit vector that is compared by the circuit</text:span></text:p>
      <text:p text:style-name="P41"><text:span text:style-name="T156">Outputs: <text:line-break/></text:span><text:span text:style-name="T157">AEqualsB</text:span><text:span text:style-name="T158">: a single bit indicating whether or not the inputs are equal</text:span></text:p>
      <text:p text:style-name="P42"><text:span text:style-name="T159">Functionality:</text:span></text:p>
      <text:p text:style-name="P43"><text:span text:style-name="T160">Like the one bit comparator, this circuit compares the values supplied in the two inputs (InputA and InputB) and outputs a true value (indicated by ‘1’ in AEqualsB if these inputs are exactly equal, or a false value otherwise. The only difference is that each input is two bits wide.</text:span></text:p>
      <text:p text:style-name="P44"><text:span text:style-name="T161">Design:</text:span></text:p>
      <text:p text:style-name="P45"><text:span text:style-name="T162">I created the following truth table to describe the behavior of the two bit comparator.</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able:number-columns-spanned="4">
            <text:p text:style-name="P47"><text:span text:style-name="T164">Input</text:span><text:span text:style-name="T165"/></text:p>
          </table:table-cell>
          <table:covered-table-cell/>
          <table:covered-table-cell/>
          <table:covered-table-cell/>
          <table:table-cell table:style-name="TableCell020004">
            <text:p text:style-name="P47"><text:span text:style-name="T166">Output</text:span><text:span text:style-name="T167"/></text:p>
          </table:table-cell>
        </table:table-row>
        <table:table-row table:style-name="TableRow0201">
          <table:table-cell table:style-name="TableCell020100">
            <text:p text:style-name="P50"><text:span text:style-name="T168">a(0)</text:span><text:span text:style-name="T169"/></text:p>
          </table:table-cell>
          <table:table-cell table:style-name="TableCell020101">
            <text:p text:style-name="P50"><text:span text:style-name="T170">a(1)</text:span><text:span text:style-name="T171"/></text:p>
          </table:table-cell>
          <table:table-cell table:style-name="TableCell020102">
            <text:p text:style-name="P50"><text:span text:style-name="T172">b(0)</text:span><text:span text:style-name="T173"/></text:p>
          </table:table-cell>
          <table:table-cell table:style-name="TableCell020103">
            <text:p text:style-name="P50"><text:span text:style-name="T174">b(1)</text:span><text:span text:style-name="T175"/></text:p>
          </table:table-cell>
          <table:table-cell table:style-name="TableCell020104">
            <text:p text:style-name="P50"><text:span text:style-name="T176">aeqb</text:span><text:span text:style-name="T177"/></text:p>
          </table:table-cell>
        </table:table-row>
        <table:table-row table:style-name="TableRow0202">
          <table:table-cell table:style-name="TableCell020200">
            <text:p text:style-name="P53"><text:span text:style-name="T178">0</text:span><text:span text:style-name="T179"/></text:p>
          </table:table-cell>
          <table:table-cell table:style-name="TableCell020201">
            <text:p text:style-name="P53"><text:span text:style-name="T180">0</text:span><text:span text:style-name="T181"/></text:p>
          </table:table-cell>
          <table:table-cell table:style-name="TableCell020202">
            <text:p text:style-name="P53"><text:span text:style-name="T182">0</text:span><text:span text:style-name="T183"/></text:p>
          </table:table-cell>
          <table:table-cell table:style-name="TableCell020203">
            <text:p text:style-name="P53"><text:span text:style-name="T184">0</text:span><text:span text:style-name="T185"/></text:p>
          </table:table-cell>
          <table:table-cell table:style-name="TableCell020204">
            <text:p text:style-name="P53"><text:span text:style-name="T186">1</text:span><text:span text:style-name="T187"/></text:p>
          </table:table-cell>
        </table:table-row>
        <table:table-row table:style-name="TableRow0203">
          <table:table-cell table:style-name="TableCell020300">
            <text:p text:style-name="P55"><text:span text:style-name="T188">0</text:span><text:span text:style-name="T189"/></text:p>
          </table:table-cell>
          <table:table-cell table:style-name="TableCell020301">
            <text:p text:style-name="P55"><text:span text:style-name="T190">0</text:span><text:span text:style-name="T191"/></text:p>
          </table:table-cell>
          <table:table-cell table:style-name="TableCell020302">
            <text:p text:style-name="P55"><text:span text:style-name="T192">0</text:span><text:span text:style-name="T193"/></text:p>
          </table:table-cell>
          <table:table-cell table:style-name="TableCell020303">
            <text:p text:style-name="P55"><text:span text:style-name="T194">1</text:span><text:span text:style-name="T195"/></text:p>
          </table:table-cell>
          <table:table-cell table:style-name="TableCell020304">
            <text:p text:style-name="P55"><text:span text:style-name="T196">0</text:span><text:span text:style-name="T197"/></text:p>
          </table:table-cell>
        </table:table-row>
        <table:table-row table:style-name="TableRow0204">
          <table:table-cell table:style-name="TableCell020400">
            <text:p text:style-name="P57"><text:span text:style-name="T198">0</text:span><text:span text:style-name="T199"/></text:p>
          </table:table-cell>
          <table:table-cell table:style-name="TableCell020401">
            <text:p text:style-name="P57"><text:span text:style-name="T200">0</text:span><text:span text:style-name="T201"/></text:p>
          </table:table-cell>
          <table:table-cell table:style-name="TableCell020402">
            <text:p text:style-name="P57"><text:span text:style-name="T202">1</text:span><text:span text:style-name="T203"/></text:p>
          </table:table-cell>
          <table:table-cell table:style-name="TableCell020403">
            <text:p text:style-name="P57"><text:span text:style-name="T204">0</text:span><text:span text:style-name="T205"/></text:p>
          </table:table-cell>
          <table:table-cell table:style-name="TableCell020404">
            <text:p text:style-name="P57"><text:span text:style-name="T206">0</text:span><text:span text:style-name="T207"/></text:p>
          </table:table-cell>
        </table:table-row>
        <table:table-row table:style-name="TableRow0205">
          <table:table-cell table:style-name="TableCell020500">
            <text:p text:style-name="P59"><text:span text:style-name="T208">0</text:span><text:span text:style-name="T209"/></text:p>
          </table:table-cell>
          <table:table-cell table:style-name="TableCell020501">
            <text:p text:style-name="P59"><text:span text:style-name="T210">0</text:span><text:span text:style-name="T211"/></text:p>
          </table:table-cell>
          <table:table-cell table:style-name="TableCell020502">
            <text:p text:style-name="P59"><text:span text:style-name="T212">1</text:span><text:span text:style-name="T213"/></text:p>
          </table:table-cell>
          <table:table-cell table:style-name="TableCell020503">
            <text:p text:style-name="P59"><text:span text:style-name="T214">1</text:span><text:span text:style-name="T215"/></text:p>
          </table:table-cell>
          <table:table-cell table:style-name="TableCell020504">
            <text:p text:style-name="P59"><text:span text:style-name="T216">0</text:span><text:span text:style-name="T217"/></text:p>
          </table:table-cell>
        </table:table-row>
        <table:table-row table:style-name="TableRow0206">
          <table:table-cell table:style-name="TableCell020600">
            <text:p text:style-name="P61"><text:span text:style-name="T218">0</text:span><text:span text:style-name="T219"/></text:p>
          </table:table-cell>
          <table:table-cell table:style-name="TableCell020601">
            <text:p text:style-name="P61"><text:span text:style-name="T220">1</text:span><text:span text:style-name="T221"/></text:p>
          </table:table-cell>
          <table:table-cell table:style-name="TableCell020602">
            <text:p text:style-name="P61"><text:span text:style-name="T222">0</text:span><text:span text:style-name="T223"/></text:p>
          </table:table-cell>
          <table:table-cell table:style-name="TableCell020603">
            <text:p text:style-name="P61"><text:span text:style-name="T224">0</text:span><text:span text:style-name="T225"/></text:p>
          </table:table-cell>
          <table:table-cell table:style-name="TableCell020604">
            <text:p text:style-name="P61"><text:span text:style-name="T226">0</text:span><text:span text:style-name="T227"/></text:p>
          </table:table-cell>
        </table:table-row>
        <table:table-row table:style-name="TableRow0207">
          <table:table-cell table:style-name="TableCell020700">
            <text:p text:style-name="P63"><text:span text:style-name="T228">0</text:span><text:span text:style-name="T229"/></text:p>
          </table:table-cell>
          <table:table-cell table:style-name="TableCell020701">
            <text:p text:style-name="P63"><text:span text:style-name="T230">1</text:span><text:span text:style-name="T231"/></text:p>
          </table:table-cell>
          <table:table-cell table:style-name="TableCell020702">
            <text:p text:style-name="P63"><text:span text:style-name="T232">0</text:span><text:span text:style-name="T233"/></text:p>
          </table:table-cell>
          <table:table-cell table:style-name="TableCell020703">
            <text:p text:style-name="P63"><text:span text:style-name="T234">1</text:span><text:span text:style-name="T235"/></text:p>
          </table:table-cell>
          <table:table-cell table:style-name="TableCell020704">
            <text:p text:style-name="P63"><text:span text:style-name="T236">1</text:span><text:span text:style-name="T237"/></text:p>
          </table:table-cell>
        </table:table-row>
        <table:table-row table:style-name="TableRow0208">
          <table:table-cell table:style-name="TableCell020800">
            <text:p text:style-name="P65"><text:span text:style-name="T238">0</text:span><text:span text:style-name="T239"/></text:p>
          </table:table-cell>
          <table:table-cell table:style-name="TableCell020801">
            <text:p text:style-name="P65"><text:span text:style-name="T240">1</text:span><text:span text:style-name="T241"/></text:p>
          </table:table-cell>
          <table:table-cell table:style-name="TableCell020802">
            <text:p text:style-name="P65"><text:span text:style-name="T242">1</text:span><text:span text:style-name="T243"/></text:p>
          </table:table-cell>
          <table:table-cell table:style-name="TableCell020803">
            <text:p text:style-name="P65"><text:span text:style-name="T244">0</text:span><text:span text:style-name="T245"/></text:p>
          </table:table-cell>
          <table:table-cell table:style-name="TableCell020804">
            <text:p text:style-name="P65"><text:span text:style-name="T246">0</text:span><text:span text:style-name="T247"/></text:p>
          </table:table-cell>
        </table:table-row>
        <table:table-row table:style-name="TableRow0209">
          <table:table-cell table:style-name="TableCell020900">
            <text:p text:style-name="P67"><text:span text:style-name="T248">0</text:span><text:span text:style-name="T249"/></text:p>
          </table:table-cell>
          <table:table-cell table:style-name="TableCell020901">
            <text:p text:style-name="P67"><text:span text:style-name="T250">1</text:span><text:span text:style-name="T251"/></text:p>
          </table:table-cell>
          <table:table-cell table:style-name="TableCell020902">
            <text:p text:style-name="P67"><text:span text:style-name="T252">1</text:span><text:span text:style-name="T253"/></text:p>
          </table:table-cell>
          <table:table-cell table:style-name="TableCell020903">
            <text:p text:style-name="P67"><text:span text:style-name="T254">1</text:span><text:span text:style-name="T255"/></text:p>
          </table:table-cell>
          <table:table-cell table:style-name="TableCell020904">
            <text:p text:style-name="P67"><text:span text:style-name="T256">0</text:span><text:span text:style-name="T257"/></text:p>
          </table:table-cell>
        </table:table-row>
        <table:table-row table:style-name="TableRow0210">
          <table:table-cell table:style-name="TableCell021000">
            <text:p text:style-name="P69"><text:span text:style-name="T258">1</text:span><text:span text:style-name="T259"/></text:p>
          </table:table-cell>
          <table:table-cell table:style-name="TableCell021001">
            <text:p text:style-name="P69"><text:span text:style-name="T260">0</text:span><text:span text:style-name="T261"/></text:p>
          </table:table-cell>
          <table:table-cell table:style-name="TableCell021002">
            <text:p text:style-name="P69"><text:span text:style-name="T262">0</text:span><text:span text:style-name="T263"/></text:p>
          </table:table-cell>
          <table:table-cell table:style-name="TableCell021003">
            <text:p text:style-name="P69"><text:span text:style-name="T264">0</text:span><text:span text:style-name="T265"/></text:p>
          </table:table-cell>
          <table:table-cell table:style-name="TableCell021004">
            <text:p text:style-name="P69"><text:span text:style-name="T266">0</text:span><text:span text:style-name="T267"/></text:p>
          </table:table-cell>
        </table:table-row>
        <table:table-row table:style-name="TableRow0211">
          <table:table-cell table:style-name="TableCell021100">
            <text:p text:style-name="P71"><text:span text:style-name="T268">1</text:span><text:span text:style-name="T269"/></text:p>
          </table:table-cell>
          <table:table-cell table:style-name="TableCell021101">
            <text:p text:style-name="P71"><text:span text:style-name="T270">0</text:span><text:span text:style-name="T271"/></text:p>
          </table:table-cell>
          <table:table-cell table:style-name="TableCell021102">
            <text:p text:style-name="P71"><text:span text:style-name="T272">0</text:span><text:span text:style-name="T273"/></text:p>
          </table:table-cell>
          <table:table-cell table:style-name="TableCell021103">
            <text:p text:style-name="P71"><text:span text:style-name="T274">1</text:span><text:span text:style-name="T275"/></text:p>
          </table:table-cell>
          <table:table-cell table:style-name="TableCell021104">
            <text:p text:style-name="P71"><text:span text:style-name="T276">0</text:span><text:span text:style-name="T277"/></text:p>
          </table:table-cell>
        </table:table-row>
        <table:table-row table:style-name="TableRow0212">
          <table:table-cell table:style-name="TableCell021200">
            <text:p text:style-name="P73"><text:span text:style-name="T278">1</text:span><text:span text:style-name="T279"/></text:p>
          </table:table-cell>
          <table:table-cell table:style-name="TableCell021201">
            <text:p text:style-name="P73"><text:span text:style-name="T280">0</text:span><text:span text:style-name="T281"/></text:p>
          </table:table-cell>
          <table:table-cell table:style-name="TableCell021202">
            <text:p text:style-name="P73"><text:span text:style-name="T282">1</text:span><text:span text:style-name="T283"/></text:p>
          </table:table-cell>
          <table:table-cell table:style-name="TableCell021203">
            <text:p text:style-name="P73"><text:span text:style-name="T284">0</text:span><text:span text:style-name="T285"/></text:p>
          </table:table-cell>
          <table:table-cell table:style-name="TableCell021204">
            <text:p text:style-name="P73"><text:span text:style-name="T286">1</text:span><text:span text:style-name="T287"/></text:p>
          </table:table-cell>
        </table:table-row>
        <table:table-row table:style-name="TableRow0213">
          <table:table-cell table:style-name="TableCell021300">
            <text:p text:style-name="P75"><text:span text:style-name="T288">1</text:span><text:span text:style-name="T289"/></text:p>
          </table:table-cell>
          <table:table-cell table:style-name="TableCell021301">
            <text:p text:style-name="P75"><text:span text:style-name="T290">0</text:span><text:span text:style-name="T291"/></text:p>
          </table:table-cell>
          <table:table-cell table:style-name="TableCell021302">
            <text:p text:style-name="P75"><text:span text:style-name="T292">1</text:span><text:span text:style-name="T293"/></text:p>
          </table:table-cell>
          <table:table-cell table:style-name="TableCell021303">
            <text:p text:style-name="P75"><text:span text:style-name="T294">1</text:span><text:span text:style-name="T295"/></text:p>
          </table:table-cell>
          <table:table-cell table:style-name="TableCell021304">
            <text:p text:style-name="P75"><text:span text:style-name="T296">0</text:span><text:span text:style-name="T297"/></text:p>
          </table:table-cell>
        </table:table-row>
        <table:table-row table:style-name="TableRow0214">
          <table:table-cell table:style-name="TableCell021400">
            <text:p text:style-name="P77"><text:span text:style-name="T298">1</text:span><text:span text:style-name="T299"/></text:p>
          </table:table-cell>
          <table:table-cell table:style-name="TableCell021401">
            <text:p text:style-name="P77"><text:span text:style-name="T300">1</text:span><text:span text:style-name="T301"/></text:p>
          </table:table-cell>
          <table:table-cell table:style-name="TableCell021402">
            <text:p text:style-name="P77"><text:span text:style-name="T302">0</text:span><text:span text:style-name="T303"/></text:p>
          </table:table-cell>
          <table:table-cell table:style-name="TableCell021403">
            <text:p text:style-name="P77"><text:span text:style-name="T304">0</text:span><text:span text:style-name="T305"/></text:p>
          </table:table-cell>
          <table:table-cell table:style-name="TableCell021404">
            <text:p text:style-name="P77"><text:span text:style-name="T306">0</text:span><text:span text:style-name="T307"/></text:p>
          </table:table-cell>
        </table:table-row>
        <table:table-row table:style-name="TableRow0215">
          <table:table-cell table:style-name="TableCell021500">
            <text:p text:style-name="P79"><text:span text:style-name="T308">1</text:span><text:span text:style-name="T309"/></text:p>
          </table:table-cell>
          <table:table-cell table:style-name="TableCell021501">
            <text:p text:style-name="P79"><text:span text:style-name="T310">1</text:span><text:span text:style-name="T311"/></text:p>
          </table:table-cell>
          <table:table-cell table:style-name="TableCell021502">
            <text:p text:style-name="P79"><text:span text:style-name="T312">0</text:span><text:span text:style-name="T313"/></text:p>
          </table:table-cell>
          <table:table-cell table:style-name="TableCell021503">
            <text:p text:style-name="P79"><text:span text:style-name="T314">1</text:span><text:span text:style-name="T315"/></text:p>
          </table:table-cell>
          <table:table-cell table:style-name="TableCell021504">
            <text:p text:style-name="P79"><text:span text:style-name="T316">0</text:span><text:span text:style-name="T317"/></text:p>
          </table:table-cell>
        </table:table-row>
        <table:table-row table:style-name="TableRow0216">
          <table:table-cell table:style-name="TableCell021600">
            <text:p text:style-name="P81"><text:span text:style-name="T318">1</text:span><text:span text:style-name="T319"/></text:p>
          </table:table-cell>
          <table:table-cell table:style-name="TableCell021601">
            <text:p text:style-name="P81"><text:span text:style-name="T320">1</text:span><text:span text:style-name="T321"/></text:p>
          </table:table-cell>
          <table:table-cell table:style-name="TableCell021602">
            <text:p text:style-name="P81"><text:span text:style-name="T322">1</text:span><text:span text:style-name="T323"/></text:p>
          </table:table-cell>
          <table:table-cell table:style-name="TableCell021603">
            <text:p text:style-name="P81"><text:span text:style-name="T324">0</text:span><text:span text:style-name="T325"/></text:p>
          </table:table-cell>
          <table:table-cell table:style-name="TableCell021604">
            <text:p text:style-name="P81"><text:span text:style-name="T326">0</text:span><text:span text:style-name="T327"/></text:p>
          </table:table-cell>
        </table:table-row>
        <table:table-row table:style-name="TableRow0217">
          <table:table-cell table:style-name="TableCell021700">
            <text:p text:style-name="P83"><text:span text:style-name="T328">1</text:span><text:span text:style-name="T329"/></text:p>
          </table:table-cell>
          <table:table-cell table:style-name="TableCell021701">
            <text:p text:style-name="P83"><text:span text:style-name="T330">1</text:span><text:span text:style-name="T331"/></text:p>
          </table:table-cell>
          <table:table-cell table:style-name="TableCell021702">
            <text:p text:style-name="P83"><text:span text:style-name="T332">1</text:span><text:span text:style-name="T333"/></text:p>
          </table:table-cell>
          <table:table-cell table:style-name="TableCell021703">
            <text:p text:style-name="P83"><text:span text:style-name="T334">1</text:span><text:span text:style-name="T335"/></text:p>
          </table:table-cell>
          <table:table-cell table:style-name="TableCell021704">
            <text:p text:style-name="P83"><text:span text:style-name="T336">1</text:span><text:span text:style-name="T337"/></text:p>
          </table:table-cell>
        </table:table-row>
      </table:table>
      <text:p text:style-name="P85"><text:span text:style-name="T338">Test:</text:span></text:p>
      <text:p text:style-name="P85"><text:span text:style-name="T339">FILL IN YOUR MATERIAL HERE!</text:span></text:p>
      <text:p text:style-name="P85"><text:span text:style-name="T340">Simulation:</text:span></text:p>
      <text:p text:style-name="P85"><text:span text:style-name="T341">FILL IN YOUR MATERIAL HERE!</text:span></text:p>
      <text:p text:style-name="P86"><text:span text:style-name="T342">Circuit 3 – Eight Bit Comparator</text:span></text:p>
      <text:p text:style-name="P87"><text:span text:style-name="T343">Specification:</text:span></text:p>
      <text:p text:style-name="P87"><text:span text:style-name="T344">FILL IN YOUR MATERIAL HERE!</text:span></text:p>
      <text:p text:style-name="P87"><text:span text:style-name="T345">Functionality:</text:span></text:p>
      <text:p text:style-name="P87"><text:span text:style-name="T346">FILL IN YOUR MATERIAL HERE!</text:span></text:p>
      <text:p text:style-name="P87"><text:span text:style-name="T347">Design:</text:span></text:p>
      <text:p text:style-name="P87"><text:span text:style-name="T348">FILL IN YOUR MATERIAL HERE!</text:span></text:p>
      <text:p text:style-name="P87"><text:span text:style-name="T349">Test:</text:span></text:p>
      <text:p text:style-name="P87"><text:span text:style-name="T350">FILL IN YOUR MATERIAL HERE!</text:span></text:p>
      <text:p text:style-name="P87"><text:span text:style-name="T351">Simulation:</text:span></text:p>
      <text:p text:style-name="P87"><text:span text:style-name="T352">FILL IN YOUR MATERIAL HERE!</text:span></text:p>
      <text:p text:style-name="P88"><text:span text:style-name="T353"/></text:p>
      <text:p text:style-name="P88"><text:span text:style-name="T354">Circuit 4 – Two Bit Adder</text:span></text:p>
      <text:p text:style-name="P89"><text:span text:style-name="T355">Specification:</text:span></text:p>
      <text:p text:style-name="P89"><text:span text:style-name="T356">FILL IN YOUR MATERIAL HERE!</text:span></text:p>
      <text:p text:style-name="P89"><text:span text:style-name="T357">Functionality:</text:span></text:p>
      <text:p text:style-name="P89"><text:span text:style-name="T358">FILL IN YOUR MATERIAL HERE!</text:span></text:p>
      <text:p text:style-name="P89"><text:span text:style-name="T359">Design:</text:span></text:p>
      <text:p text:style-name="P89"><text:span text:style-name="T360">FILL IN YOUR MATERIAL HERE!</text:span></text:p>
      <text:p text:style-name="P89"><text:span text:style-name="T361">Test:</text:span></text:p>
      <text:p text:style-name="P89"><text:span text:style-name="T362">FILL IN YOUR MATERIAL HERE!</text:span></text:p>
      <text:p text:style-name="P89"><text:span text:style-name="T363">Simulation:</text:span></text:p>
      <text:p text:style-name="P89"><text:span text:style-name="T364">FILL IN YOUR MATERIAL HERE!</text:span></text:p>
      <text:p text:style-name="P90"><text:span text:style-name="T365">Circuit 5 – Four Bit Adder</text:span></text:p>
      <text:p text:style-name="P91"><text:span text:style-name="T366">Specification:</text:span></text:p>
      <text:p text:style-name="P91"><text:span text:style-name="T367">FILL IN YOUR MATERIAL HERE!</text:span></text:p>
      <text:p text:style-name="P91"><text:span text:style-name="T368">Functionality:</text:span></text:p>
      <text:p text:style-name="P91"><text:span text:style-name="T369">FILL IN YOUR MATERIAL HERE!</text:span></text:p>
      <text:p text:style-name="P91"><text:span text:style-name="T370">Design:</text:span></text:p>
      <text:p text:style-name="P91"><text:span text:style-name="T371">FILL IN YOUR MATERIAL HERE!</text:span></text:p>
      <text:p text:style-name="P91"><text:span text:style-name="T372">Test:</text:span></text:p>
      <text:p text:style-name="P91"><text:span text:style-name="T373">FILL IN YOUR MATERIAL HERE!</text:span></text:p>
      <text:p text:style-name="P91"><text:span text:style-name="T374">Simulation:</text:span></text:p>
      <text:p text:style-name="P91"><text:span text:style-name="T375">FILL IN YOUR MATERIAL HERE!</text:span></text:p>
      <text:p text:style-name="P92"><text:span text:style-name="T376">Circuit 6 – Four To One Multiplexer</text:span></text:p>
      <text:p text:style-name="P93"><text:span text:style-name="T377">Specification:</text:span></text:p>
      <text:p text:style-name="P93"><text:span text:style-name="T378">FILL IN YOUR MATERIAL HERE!</text:span></text:p>
      <text:p text:style-name="P93"><text:span text:style-name="T379">Functionality:</text:span></text:p>
      <text:p text:style-name="P93"><text:span text:style-name="T380">FILL IN YOUR MATERIAL HERE!</text:span></text:p>
      <text:p text:style-name="P93"><text:span text:style-name="T381">Design:</text:span></text:p>
      <text:p text:style-name="P93"><text:span text:style-name="T382">FILL IN YOUR MATERIAL HERE!</text:span></text:p>
      <text:p text:style-name="P93"><text:span text:style-name="T383">Test:</text:span></text:p>
      <text:p text:style-name="P93"><text:span text:style-name="T384">FILL IN YOUR MATERIAL HERE!</text:span></text:p>
      <text:p text:style-name="P93"><text:span text:style-name="T385">Simulation:</text:span></text:p>
      <text:p text:style-name="P93"><text:span text:style-name="T386">FILL IN YOUR MATERIAL HERE!</text:span></text:p>
      <text:p text:style-name="P94"><text:span text:style-name="T387">Circuit 7 – Multiplexer and Adder</text:span></text:p>
      <text:p text:style-name="P95"><text:span text:style-name="T388">Specification:</text:span></text:p>
      <text:p text:style-name="P95"><text:span text:style-name="T389">FILL IN YOUR MATERIAL HERE!</text:span></text:p>
      <text:p text:style-name="P95"><text:span text:style-name="T390">Functionality:</text:span></text:p>
      <text:p text:style-name="P95"><text:span text:style-name="T391">FILL IN YOUR MATERIAL HERE!</text:span></text:p>
      <text:p text:style-name="P95"><text:span text:style-name="T392">Design:</text:span></text:p>
      <text:p text:style-name="P95"><text:span text:style-name="T393">FILL IN YOUR MATERIAL HERE!</text:span></text:p>
      <text:p text:style-name="P95"><text:span text:style-name="T394">Test:</text:span></text:p>
      <text:p text:style-name="P95"><text:span text:style-name="T395">FILL IN YOUR MATERIAL HERE!</text:span></text:p>
      <text:p text:style-name="P95"><text:span text:style-name="T396">Simulation:</text:span></text:p>
      <text:p text:style-name="P95"><text:span text:style-name="T397">FILL IN YOUR MATERIAL HERE!</text:span></text:p>
      <text:p text:style-name="P96"><text:span text:style-name="T398">Demo on the Board</text:span></text:p>
      <text:p text:style-name="P97"><text:span text:style-name="T399">Not required for this lab.</text:span></text:p>
      <text:p text:style-name="P98"><text:span text:style-name="T400">Conclusion</text:span></text:p>
      <text:p text:style-name="P99"><text:span text:style-name="T401">PUT YOUR CONCLUSION HERE!</text:span></text:p>
      <text:p text:style-name="P100"><text:span text:style-name="T402"/></text:p>
      <text:p text:style-name="P101"><text:span text:style-name="T403">Appendix 1 – test_eight_bit_comparator.vhd</text:span></text:p>
      <text:p text:style-name="P102"><text:span text:style-name="T404">PUT YOUR CODE HERE!</text:span></text:p>
      <text:p text:style-name="P102"><text:span text:style-name="T404">Note that you only need to include files that you either added to, changed, or created from scratch. If a file was fully provided in the lab handout, you don’t need to copy paste it into your report</text:span></text:p>
      <text:p text:style-name="P102"><text:span text:style-name="T405"/></text:p>
      <text:p text:style-name="P103"><text:span text:style-name="T406">For this lab, you should be including</text:span></text:p>
      <text:p text:style-name="P103"><text:span text:style-name="T406">test_eight_bit_comparator.vhd (complete the starter code)</text:span></text:p>
      <text:p text:style-name="P103"><text:span text:style-name="T406">four_bit_adder.vhd (complete the starter code)</text:span></text:p>
      <text:p text:style-name="P103"><text:span text:style-name="T406">multiplexer_4_to_1.vhd (complete the starter code)</text:span></text:p>
      <text:p text:style-name="P103"><text:span text:style-name="T406">multiplexer_and_adder.vhd (complete the starter code)</text:span></text:p>
      <text:p text:style-name="P103"><text:span text:style-name="T406">test_multiplexer_and_adder.vhd (new file from scratch)</text:span></text:p>
      <text:p text:style-name="P103"><text:span text:style-name="T407"/></text:p>
      <text:p text:style-name="P103"><text:span text:style-name="T408">These files were complete in the lab assignment so you don’t need to included them in the appendix</text:span></text:p>
      <text:p text:style-name="P103"><text:span text:style-name="T408">one_bit_comparator.vhd</text:span></text:p>
      <text:p text:style-name="P103"><text:span text:style-name="T408">test_one_bit_comparator.vhd</text:span></text:p>
      <text:p text:style-name="P103"><text:span text:style-name="T408">full_adder.vhd</text:span></text:p>
      <text:p text:style-name="P103"><text:span text:style-name="T408">two_bit_adder.vhd</text:span></text:p>
      <text:p text:style-name="P103"><text:span text:style-name="T408">test_four_bit_adder</text:span></text:p>
      <text:p text:style-name="P103"><text:span text:style-name="T408">test_multiplexer_4_to_1.vhd</text:span></text:p>
      <text:p text:style-name="P103"><text:span text:style-name="T408">multiplexer_4_to_1_using_process.vhd</text:span></text:p>
      <text:p text:style-name="P103"><text:span text:style-name="T409"/></text:p>
      <text:p text:style-name="P103"><text:span text:style-name="T410">In addition, I am giving you the following files for free to help since it’s a big lab :) Check the website to download them. Since they are being given to you, you don’t need to included them in the appendix</text:span></text:p>
      <text:p text:style-name="P103"><text:span text:style-name="T410">two_bit_comparator.vhd</text:span></text:p>
      <text:p text:style-name="P103"><text:span text:style-name="T410">test_two_bit_comparator.vhd</text:span></text:p>
      <text:p text:style-name="P103"><text:span text:style-name="T410">eight_bit_comparator.vhd</text:span></text:p>
      <text:p text:style-name="P103"><text:span text:style-name="T411"/></text:p>
      <text:p text:style-name="P104"><text:span text:style-name="T411"/></text:p>
      <text:p text:style-name="P104"><text:span text:style-name="T411"/></text:p>
      <text:p text:style-name="P105"><text:span text:style-name="T411"/></text:p>
      <text:p text:style-name="P106"><text:span text:style-name="T411"/></text:p>
      <text:p text:style-name="P107"><text:span text:style-name="T412">Appendix 2 – four_bit_adder.vhd</text:span></text:p>
      <text:p text:style-name="P108"><text:span text:style-name="T413">PUT YOUR CODE HERE!</text:span></text:p>
      <text:p text:style-name="P108"><text:span text:style-name="T414"/></text:p>
      <text:p text:style-name="P108"><text:span text:style-name="T415">Likewise, add each file to the appendix under its own heading…</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